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563in" fo:margin-left="-0.15in" fo:margin-top="0in" fo:margin-bottom="0in" table:align="left"/>
    </style:style>
    <style:style style:name="Table1.A" style:family="table-column">
      <style:table-column-properties style:column-width="3.016in"/>
    </style:style>
    <style:style style:name="Table1.B" style:family="table-column">
      <style:table-column-properties style:column-width="3.03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0521in" fo:margin-left="-0.15in" fo:margin-top="0in" fo:margin-bottom="0in" table:align="left"/>
    </style:style>
    <style:style style:name="Table2.A" style:family="table-column">
      <style:table-column-properties style:column-width="1.3014in"/>
    </style:style>
    <style:style style:name="Table2.B" style:family="table-column">
      <style:table-column-properties style:column-width="4.75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.0835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.4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Heading_20_1" style:list-style-name="WWNum1"/>
    <style:style style:name="P11" style:family="paragraph" style:parent-style-name="Heading_20_1" style:list-style-name="WWNum1">
      <style:paragraph-properties fo:margin-left="0in" fo:margin-right="0in" fo:text-indent="0in" style:auto-text-indent="false"/>
    </style:style>
    <style:style style:name="T1" style:family="text">
      <style:text-properties fo:font-size="9pt" fo:font-style="italic" style:font-size-asian="9pt" style:font-style-asian="italic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Liberation Sans1" fo:font-size="18pt" fo:font-weight="bold" style:font-name-asian="Liberation Sans2" style:font-size-asian="18pt" style:font-weight-asian="bold" style:font-name-complex="Liberation Sans2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pto. Informática - I.E.S. La Marisma</text:span></text:p>
          </table:table-cell>
          <table:table-cell table:style-name="Table1.A1" office:value-type="string">
            <text:p text:style-name="P1"><text:bookmark text:name="_d315k7i4y7vh"/><text:span text:style-name="T1">C.F.G.M. Sistemas Microinformáticos y Redes</text:span></text:p>
          </table:table-cell>
        </table:table-row>
      </table:table>
      <text:p text:style-name="Title">PROPUESTA DE PROYECTO 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ombre del proyecto: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Alumno: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Curso: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Tutor:</text:p>
          </table:table-cell>
          <table:table-cell table:style-name="Table2.B2" office:value-type="string">
            <text:p text:style-name="P6"><text:span text:style-name="T2">Déjese este campo en blanco. </text:span></text:p>
          </table:table-cell>
        </table:table-row>
      </table:table>
      <text:p text:style-name="P4"/>
      <text:list xml:id="list3445120113" text:style-name="WWNum1">
        <text:list-item>
          <text:p text:style-name="P11">OBJETIVOS<text:tab/></text:p>
        </text:list-item>
      </text:list>
      <text:p text:style-name="Standard"><text:span text:style-name="T3">Se indicará de forma genérica y si entrar en concreciones el objetivo que se pretende alcanzar al realizar el proyecto. Se indicará igualmente donde será utilizado el proyecto obtenido </text:span></text:p>
      <text:list xml:id="list211108647942859" text:continue-numbering="true" text:style-name="WWNum1">
        <text:list-item>
          <text:p text:style-name="P11">ANÁLISIS DE LO EXISTENTE</text:p>
        </text:list-item>
      </text:list>
      <text:p text:style-name="Standard"><text:span text:style-name="T3">Se informará sobre el funcionamiento del sistema actual. El que vamos a reemplazar. Este sistema no tiene por qué estar necesariamente automatizado pudiendo realizarse actualmente de forma manual por personas.</text:span></text:p>
      <text:list xml:id="list211109842954317" text:continue-numbering="true" text:style-name="WWNum1">
        <text:list-item>
          <text:p text:style-name="P11">ANÁLISIS DEL SISTEMA</text:p>
        </text:list-item>
      </text:list>
      <text:p text:style-name="Standard"><text:span text:style-name="T3">Indicar con brevedad las partes del sistema sobre las que trabajaréis, identificando de forma genérica los requisitos que pretendéis satisfacer.</text:span></text:p>
      <text:p text:style-name="P3"/>
      <text:p text:style-name="Standard"><text:span text:style-name="T3">Si el proyecto versa sobre la adaptación o ampliación de alguna herramienta software o hardware se deberá aportar información sobre la herramienta utilizada (documentos electrónicos, direcciones URL, etc.), delimitando claramente cuál será el trabajo que realizará el alumno y que funcionalidad ya está implementada </text:span></text:p>
      <text:p text:style-name="P9"/>
      <text:list xml:id="list211108928472184" text:continue-numbering="true" text:style-name="WWNum1">
        <text:list-item>
          <text:p text:style-name="P11">DISEÑO DEL SISTEMA </text:p>
        </text:list-item>
      </text:list>
      <text:p text:style-name="Standard"><text:span text:style-name="T3">Si el sistema precisa de nuevo material, hardware o software, indicar las características de este: dispositivos hardware, sistemas operativos, lenguajes, bases de datos, etc.</text:span></text:p>
      <text:p text:style-name="P8"/>
      <text:list xml:id="list211108170140257" text:continue-numbering="true" text:style-name="WWNum1">
        <text:list-item>
          <text:p text:style-name="P11">ESTIMACIÓN DE COSTES</text:p>
        </text:list-item>
      </text:list>
      <text:p text:style-name="Standard"><text:span text:style-name="T3">Estimar el coste que representará la creación del proyecto para la empresa. Esta estimación será temporal y económica si procede.</text:span></text:p>
      <text:p text:style-name="Standard"/>
      <text:list xml:id="list211108477934248" text:continue-numbering="true" text:style-name="WWNum1">
        <text:list-item>
          <text:p text:style-name="P10"><text:bookmark text:name="_1k7ygmyrayyz"/>CONTENIDOS TRANSVERSALES</text:p>
        </text:list-item>
      </text:list>
      <text:p text:style-name="Standard"><text:soft-page-break/><text:span text:style-name="T3">Se revisarán los Resultados de Aprendizaje (RA) y Criterios de Evaluación (CE) de los módulos de 2º de SMR y se incluirán aquellos que se vayan a trabajar, relancionándolos con el producto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21" meta:word-count="241" meta:character-count="1645" meta:non-whitespace-character-count="1413"/>
    <meta:generator>LibreOfficeDev/6.0.5.2$Linux_X86_64 LibreOffice_project/</meta:generator>
    <meta:user-defined meta:name="AppVersion">15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